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3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 : TP11 : Acquisition d'image couleur et dé-matriçage</text:p>
      <text:p text:style-name="Standard"/>
      <text:p text:style-name="Standard"><text:span text:style-name="T1">binôme</text:span> : Benjamin Ruytoor et Aurore Allart</text:p>
      <text:p text:style-name="Standard"><text:span text:style-name="T1">date</text:span> : 5 avril 2013</text:p>
      <text:p text:style-name="Standard"/>
      <text:p text:style-name="P6">Introduction</text:p>
      <text:p text:style-name="Standard"/>
      <text:list xml:id="list34243711" text:style-name="L1">
        <text:list-item>
          <text:p text:style-name="P7">Image CFA</text:p>
        </text:list-item>
      </text:list>
      <text:list xml:id="list34296757" text:style-name="L3">
        <text:list-item>
          <text:list>
            <text:list-item>
              <text:p text:style-name="P2">Interprétation d'une image CFA</text:p>
            </text:list-item>
          </text:list>
        </text:list-item>
      </text:list>
      <text:p text:style-name="Standard"/>
      <text:list xml:id="list34327929" text:continue-numbering="true" text:style-name="L3">
        <text:list-item>
          <text:list>
            <text:list-item>
              <text:p text:style-name="P2">Simulation d'une image CFA à partir d'une image couleur</text:p>
            </text:list-item>
          </text:list>
        </text:list-item>
      </text:list>
      <text:p text:style-name="Standard"/>
      <text:list xml:id="list34330610" text:continue-list="list34243711" text:style-name="L1">
        <text:list-item>
          <text:p text:style-name="P7">Dé-matriçage par interpolation bilinéaire</text:p>
        </text:list-item>
      </text:list>
      <text:p text:style-name="Standard"/>
      <text:list xml:id="list34286631" text:style-name="L2">
        <text:list-item>
          <text:list>
            <text:list-item>
              <text:p text:style-name="P3">Programmation du dématriçage</text:p>
            </text:list-item>
          </text:list>
        </text:list-item>
      </text:list>
      <text:p text:style-name="Standard"/>
      <text:list xml:id="list34312682" text:continue-list="list34330610" text:style-name="L1">
        <text:list-item>
          <text:p text:style-name="P7">Dé-matriçage basé sur l'estimation locale d'un gradient</text:p>
        </text:list-item>
      </text:list>
      <text:list xml:id="list34308494" text:style-name="L4">
        <text:list-item>
          <text:list>
            <text:list-item>
              <text:p text:style-name="P4">Implémentation de la méthode</text:p>
            </text:list-item>
          </text:list>
        </text:list-item>
      </text:list>
      <text:p text:style-name="Standard"/>
      <text:list xml:id="list34315921" text:continue-numbering="true" text:style-name="L4">
        <text:list-item>
          <text:list>
            <text:list-item>
              <text:p text:style-name="P4">Evaluation de la qualité de l'image estimée</text:p>
            </text:list-item>
          </text:list>
        </text:list-item>
      </text:list>
      <text:p text:style-name="Standard"/>
      <text:p text:style-name="P1">Conclu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14:07:23.76</meta:creation-date>
    <dc:date>2013-04-05T14:17:54.30</dc:date>
    <meta:editing-duration>P0D</meta:editing-duration>
    <meta:editing-cycles>1</meta:editing-cycles>
    <meta:document-statistic meta:table-count="0" meta:image-count="0" meta:object-count="0" meta:page-count="1" meta:paragraph-count="13" meta:word-count="71" meta:character-count="441" meta:non-whitespace-character-count="391"/>
    <meta:generator>LibreOffice/3.5$Windows_x86 LibreOffice_project/3215f89-f603614-ab984f2-7348103-1225a5b</meta:generator>
  </office:meta>
</office:document-meta>
</file>